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1f1e" officeooo:paragraph-rsid="001e1f1e"/>
    </style:style>
    <style:style style:name="P2" style:family="paragraph" style:parent-style-name="Standard">
      <style:text-properties fo:font-weight="bold" officeooo:rsid="001e1f1e" officeooo:paragraph-rsid="001e1f1e" style:font-weight-asian="bold" style:font-weight-complex="bold"/>
    </style:style>
    <style:style style:name="P3" style:family="paragraph" style:parent-style-name="Standard">
      <style:text-properties fo:font-weight="bold" officeooo:rsid="001e52a6" officeooo:paragraph-rsid="001e52a6" style:font-weight-asian="bold" style:font-weight-complex="bold"/>
    </style:style>
    <style:style style:name="P4" style:family="paragraph" style:parent-style-name="Standard">
      <style:text-properties fo:font-weight="normal" officeooo:rsid="0024ba36" officeooo:paragraph-rsid="0024ba36" style:font-weight-asian="normal" style:font-weight-complex="normal"/>
    </style:style>
    <style:style style:name="P5" style:family="paragraph" style:parent-style-name="Standard">
      <style:text-properties officeooo:rsid="001ef258" officeooo:paragraph-rsid="001ef258"/>
    </style:style>
    <style:style style:name="P6" style:family="paragraph" style:parent-style-name="Standard">
      <style:text-properties officeooo:rsid="0026a701" officeooo:paragraph-rsid="0026a701"/>
    </style:style>
    <style:style style:name="P7" style:family="paragraph" style:parent-style-name="Standard">
      <style:text-properties officeooo:rsid="0026cb49" officeooo:paragraph-rsid="002935a5"/>
    </style:style>
    <style:style style:name="P8" style:family="paragraph" style:parent-style-name="Standard">
      <style:text-properties officeooo:rsid="002935a5" officeooo:paragraph-rsid="002935a5"/>
    </style:style>
    <style:style style:name="T1" style:family="text">
      <style:text-properties officeooo:rsid="00265135"/>
    </style:style>
    <style:style style:name="T2" style:family="text">
      <style:text-properties officeooo:rsid="0026cb49"/>
    </style:style>
    <style:style style:name="T3" style:family="text">
      <style:text-properties officeooo:rsid="00287f46"/>
    </style:style>
    <style:style style:name="T4" style:family="text">
      <style:text-properties officeooo:rsid="002935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an Steiner</text:p>
      <text:p text:style-name="P1">1-28-17</text:p>
      <text:p text:style-name="P1">Lab 1</text:p>
      <text:p text:style-name="P1"/>
      <text:p text:style-name="P3">Crafting a Compiler:</text:p>
      <text:p text:style-name="P3"/>
      <text:p text:style-name="P4">1.11) MOSS scans and parses both programs, allowing the Abstract Syntax Trees to be compared. This is said to be much more reliable for finding similarities of code, as methods such as searching for the number of “IF”, “THEN”, and “ELSE” keywords because the ratio of if statements to the rest of the code is said to be pretty standard. It also allows for a much more thorough examination of the code than just checking for renamed variables <text:span text:style-name="T1">and other cosmetic alterations.</text:span></text:p>
      <text:p text:style-name="P1"/>
      <text:p text:style-name="P6">3.1<text:span text:style-name="T2">)</text:span></text:p>
      <text:p text:style-name="P6"/>
      <text:p text:style-name="P7">T_func, T_Lparen, T_Rparen, T_Lbrace, T_const, T_const, T_float, T_id, T_assign, T_num, T_endL, T_<text:span text:style-name="T3">INT, T_id, </text:span>T_<text:span text:style-name="T3">assign, </text:span>T_<text:span text:style-name="T3">num, </text:span>T_<text:span text:style-name="T3">endL, </text:span>T_<text:span text:style-name="T3">id, </text:span>T_<text:span text:style-name="T3">assign, </text:span>T_<text:span text:style-name="T3">num, </text:span>T_<text:span text:style-name="T3">endL, </text:span>T_<text:span text:style-name="T3">while, </text:span>T_<text:span text:style-name="T3">Lparen, </text:span>T_<text:span text:style-name="T3">id, T_greater, </text:span>T_<text:span text:style-name="T3">num, </text:span>T_<text:span text:style-name="T3">Rparen, </text:span>T_<text:span text:style-name="T3">Lbrace, </text:span>T_<text:span text:style-name="T3">func, </text:span>T_<text:span text:style-name="T3">Lparen, </text:span>T_<text:span text:style-name="T3">str, </text:span>T_<text:span text:style-name="T3">comma, </text:span>T_<text:span text:style-name="T3">id, </text:span>T_<text:span text:style-name="T3">comma, </text:span>T_<text:span text:style-name="T3">id, </text:span>T_<text:span text:style-name="T3">Rparen, </text:span>T_<text:span text:style-name="T3">endL, </text:span>T_<text:span text:style-name="T3">id, </text:span>T_<text:span text:style-name="T3">assign, </text:span>T_<text:span text:style-name="T3">id, </text:span>T_<text:span text:style-name="T3">sub, </text:span>T_<text:span text:style-name="T3">id, </text:span>T_<text:span text:style-name="T3">add, </text:span>T_<text:span text:style-name="T3">num, </text:span>T_<text:span text:style-name="T3">mult, </text:span>T_<text:span text:style-name="T3">id, </text:span>T_<text:span text:style-name="T3">endL, </text:span>T_<text:span text:style-name="T3">id, </text:span>T_<text:span text:style-name="T3">assign, </text:span>T_<text:span text:style-name="T4">id, </text:span>T_<text:span text:style-name="T4">add, </text:span>T_<text:span text:style-name="T4">num; </text:span>T_<text:span text:style-name="T4">Rparen, </text:span>T_<text:span text:style-name="T4">Rparen</text:span></text:p>
      <text:p text:style-name="P7"/>
      <text:p text:style-name="P8">The First T_Rbrace may have had to look ahead to ensure that it wasn’t closing with the wrong T_Lbrace.</text:p>
      <text:p text:style-name="P1"/>
      <text:p text:style-name="P2">Dragon:</text:p>
      <text:p text:style-name="P1"/>
      <text:p text:style-name="P1">1.1.4) Using C as the target language would bring all the benefits of a low level language, like it’s fast run time. C particularly has also been around since the 1970’s and is extremely popular, making compatibility not an issue.</text:p>
      <text:p text:style-name="P1"/>
      <text:p text:style-name="P1">1.6.1)</text:p>
      <text:p text:style-name="P5"><text:tab/>w: 13</text:p>
      <text:p text:style-name="P5"><text:tab/>x: 11</text:p>
      <text:p text:style-name="P5"><text:tab/>y: 13</text:p>
      <text:p text:style-name="P5"><text:tab/>z: 1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1:09:24.935831641</meta:creation-date>
    <dc:date>2017-01-28T16:58:05.880310615</dc:date>
    <meta:editing-duration>PT3H36M41S</meta:editing-duration>
    <meta:editing-cycles>4</meta:editing-cycles>
    <meta:generator>LibreOffice/5.1.4.2$Linux_X86_64 LibreOffice_project/10m0$Build-2</meta:generator>
    <meta:document-statistic meta:table-count="0" meta:image-count="0" meta:object-count="0" meta:page-count="1" meta:paragraph-count="15" meta:word-count="213" meta:character-count="1318" meta:non-whitespace-character-count="1116"/>
  </office:meta>
</office:document-meta>
</file>